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6799in"/>
    </style:style>
    <style:style style:name="co3" style:family="table-column">
      <style:table-column-properties fo:break-before="auto" style:column-width="1.1984in"/>
    </style:style>
    <style:style style:name="co4" style:family="table-column">
      <style:table-column-properties fo:break-before="auto" style:column-width="1.2055in"/>
    </style:style>
    <style:style style:name="co5" style:family="table-column">
      <style:table-column-properties fo:break-before="auto" style:column-width="1.89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0047in" svg:height="5.7461in" svg:x="6.6634in" svg:y="0.1354in">
            <draw:object draw:notify-on-update-of-ranges="results.A2:results.A22 results.B1:results.B1 results.B2:results.B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1717in" svg:height="5.348in" svg:x="0.0047in" svg:y="4.0535in">
            <draw:object draw:notify-on-update-of-ranges="results.A2:results.A22 results.F1:results.F1 results.F2:results.F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Default"/>
        <table:table-row table:style-name="ro1">
          <table:table-cell table:style-name="ce3" office:value-type="string" calcext:value-type="string">
            <text:p>Benchmark</text:p>
          </table:table-cell>
          <table:table-cell table:style-name="ce3" office:value-type="string" calcext:value-type="string">
            <text:p>renderings per second</text:p>
          </table:table-cell>
          <table:table-cell table:style-name="ce3" office:value-type="string" calcext:value-type="string">
            <text:p>Score Error (99.9%)</text:p>
          </table:table-cell>
          <table:table-cell table:style-name="ce3" office:value-type="string" calcext:value-type="string">
            <text:p>Param: output</text:p>
          </table:table-cell>
          <table:table-cell table:style-name="ce3" office:value-type="string" calcext:value-type="string">
            <text:p>lines of code</text:p>
          </table:table-cell>
          <table:table-cell table:style-name="ce3" office:value-type="string" calcext:value-type="string">
            <text:p>ratio of speed to size</text:p>
          </table:table-cell>
          <table:table-cell table:style-name="ce7"/>
        </table:table-row>
        <table:table-row table:style-name="ro1">
          <table:table-cell office:value-type="string" calcext:value-type="string">
            <text:p>jstachio</text:p>
          </table:table-cell>
          <table:table-cell office:value-type="float" office:value="454680.375543" calcext:value-type="float">
            <text:p>454680</text:p>
          </table:table-cell>
          <table:table-cell office:value-type="float" office:value="70834.972291" calcext:value-type="float">
            <text:p>70835</text:p>
          </table:table-cell>
          <table:table-cell/>
          <table:table-cell office:value-type="float" office:value="19000" calcext:value-type="float">
            <text:p>19000</text:p>
          </table:table-cell>
          <table:table-cell table:formula="of:=[.B2]/[.E2]" office:value-type="float" office:value="23.9305460812105" calcext:value-type="float">
            <text:p>23.9305460812105</text:p>
          </table:table-cell>
          <table:table-cell/>
        </table:table-row>
        <table:table-row table:style-name="ro1">
          <table:table-cell office:value-type="string" calcext:value-type="string">
            <text:p>stringGetBytes</text:p>
          </table:table-cell>
          <table:table-cell office:value-type="float" office:value="278473.797451" calcext:value-type="float">
            <text:p>278474</text:p>
          </table:table-cell>
          <table:table-cell office:value-type="float" office:value="27997.588016" calcext:value-type="float">
            <text:p>27998</text:p>
          </table:table-cell>
          <table:table-cell office:value-type="string" calcext:value-type="string">
            <text:p>N/A</text:p>
          </table:table-cell>
          <table:table-cell office:value-type="float" office:value="19000" calcext:value-type="float">
            <text:p>19000</text:p>
          </table:table-cell>
          <table:table-cell table:formula="of:=[.B3]/[.E3]" office:value-type="float" office:value="14.6565156553158" calcext:value-type="float">
            <text:p>14.6565156553158</text:p>
          </table:table-cell>
          <table:table-cell/>
        </table:table-row>
        <table:table-row table:style-name="ro1">
          <table:table-cell office:value-type="string" calcext:value-type="string">
            <text:p>rocker</text:p>
          </table:table-cell>
          <table:table-cell office:value-type="float" office:value="224736.119632" calcext:value-type="float">
            <text:p>224736</text:p>
          </table:table-cell>
          <table:table-cell office:value-type="float" office:value="35841.498176" calcext:value-type="float">
            <text:p>35841</text:p>
          </table:table-cell>
          <table:table-cell/>
          <table:table-cell office:value-type="float" office:value="6182" calcext:value-type="float">
            <text:p>6182</text:p>
          </table:table-cell>
          <table:table-cell table:formula="of:=[.B4]/[.E4]" office:value-type="float" office:value="36.3533030786153" calcext:value-type="float">
            <text:p>36.3533030786153</text:p>
          </table:table-cell>
          <table:table-cell/>
        </table:table-row>
        <table:table-row table:style-name="ro1">
          <table:table-cell office:value-type="string" calcext:value-type="string">
            <text:p>jte</text:p>
          </table:table-cell>
          <table:table-cell office:value-type="float" office:value="193975.129651" calcext:value-type="float">
            <text:p>193975</text:p>
          </table:table-cell>
          <table:table-cell office:value-type="float" office:value="39099.340921" calcext:value-type="float">
            <text:p>39099</text:p>
          </table:table-cell>
          <table:table-cell/>
          <table:table-cell office:value-type="float" office:value="9000" calcext:value-type="float">
            <text:p>9000</text:p>
          </table:table-cell>
          <table:table-cell table:formula="of:=[.B5]/[.E5]" office:value-type="float" office:value="21.5527921834444" calcext:value-type="float">
            <text:p>21.5527921834444</text:p>
          </table:table-cell>
          <table:table-cell/>
        </table:table-row>
        <table:table-row table:style-name="ro1">
          <table:table-cell office:value-type="string" calcext:value-type="string">
            <text:p>rockerUTF8</text:p>
          </table:table-cell>
          <table:table-cell office:value-type="float" office:value="180291.212787" calcext:value-type="float">
            <text:p>180291</text:p>
          </table:table-cell>
          <table:table-cell office:value-type="float" office:value="6234.136926" calcext:value-type="float">
            <text:p>6234</text:p>
          </table:table-cell>
          <table:table-cell office:value-type="string" calcext:value-type="string">
            <text:p>CHUNK</text:p>
          </table:table-cell>
          <table:table-cell office:value-type="float" office:value="6182" calcext:value-type="float">
            <text:p>6182</text:p>
          </table:table-cell>
          <table:table-cell table:formula="of:=[.B6]/[.E6]" office:value-type="float" office:value="29.163897247978" calcext:value-type="float">
            <text:p>29.163897247978</text:p>
          </table:table-cell>
          <table:table-cell/>
        </table:table-row>
        <table:table-row table:style-name="ro1">
          <table:table-cell office:value-type="string" calcext:value-type="string">
            <text:p>jstachioUTF8</text:p>
          </table:table-cell>
          <table:table-cell office:value-type="float" office:value="177429.454004" calcext:value-type="float">
            <text:p>177429</text:p>
          </table:table-cell>
          <table:table-cell office:value-type="float" office:value="9198.80395" calcext:value-type="float">
            <text:p>9199</text:p>
          </table:table-cell>
          <table:table-cell office:value-type="string" calcext:value-type="string">
            <text:p>CHUNK</text:p>
          </table:table-cell>
          <table:table-cell office:value-type="float" office:value="19000" calcext:value-type="float">
            <text:p>19000</text:p>
          </table:table-cell>
          <table:table-cell table:formula="of:=[.B7]/[.E7]" office:value-type="float" office:value="9.338392316" calcext:value-type="float">
            <text:p>9.338392316</text:p>
          </table:table-cell>
          <table:table-cell/>
        </table:table-row>
        <table:table-row table:style-name="ro1">
          <table:table-cell office:value-type="string" calcext:value-type="string">
            <text:p>jstachioUTF8</text:p>
          </table:table-cell>
          <table:table-cell office:value-type="float" office:value="173157.202046" calcext:value-type="float">
            <text:p>173157</text:p>
          </table:table-cell>
          <table:table-cell office:value-type="float" office:value="18085.089692" calcext:value-type="float">
            <text:p>18085</text:p>
          </table:table-cell>
          <table:table-cell office:value-type="string" calcext:value-type="string">
            <text:p>ARRAY</text:p>
          </table:table-cell>
          <table:table-cell office:value-type="float" office:value="19000" calcext:value-type="float">
            <text:p>19000</text:p>
          </table:table-cell>
          <table:table-cell table:formula="of:=[.B8]/[.E8]" office:value-type="float" office:value="9.11353694978947" calcext:value-type="float">
            <text:p>9.11353694978947</text:p>
          </table:table-cell>
          <table:table-cell/>
        </table:table-row>
        <table:table-row table:style-name="ro1">
          <table:table-cell office:value-type="string" calcext:value-type="string">
            <text:p>rockerUTF8</text:p>
          </table:table-cell>
          <table:table-cell office:value-type="float" office:value="172088.95499" calcext:value-type="float">
            <text:p>172089</text:p>
          </table:table-cell>
          <table:table-cell office:value-type="float" office:value="10808.915563" calcext:value-type="float">
            <text:p>10809</text:p>
          </table:table-cell>
          <table:table-cell office:value-type="string" calcext:value-type="string">
            <text:p>ARRAY</text:p>
          </table:table-cell>
          <table:table-cell office:value-type="float" office:value="6182" calcext:value-type="float">
            <text:p>6182</text:p>
          </table:table-cell>
          <table:table-cell table:formula="of:=[.B9]/[.E9]" office:value-type="float" office:value="27.8371004513103" calcext:value-type="float">
            <text:p>27.8371004513103</text:p>
          </table:table-cell>
          <table:table-cell/>
        </table:table-row>
        <table:table-row table:style-name="ro1">
          <table:table-cell office:value-type="string" calcext:value-type="string">
            <text:p>jteUTF8</text:p>
          </table:table-cell>
          <table:table-cell office:value-type="float" office:value="167559.823792" calcext:value-type="float">
            <text:p>167560</text:p>
          </table:table-cell>
          <table:table-cell office:value-type="float" office:value="9779.635462" calcext:value-type="float">
            <text:p>9780</text:p>
          </table:table-cell>
          <table:table-cell office:value-type="string" calcext:value-type="string">
            <text:p>ARRAY</text:p>
          </table:table-cell>
          <table:table-cell office:value-type="float" office:value="9000" calcext:value-type="float">
            <text:p>9000</text:p>
          </table:table-cell>
          <table:table-cell table:formula="of:=[.B10]/[.E10]" office:value-type="float" office:value="18.6177581991111" calcext:value-type="float">
            <text:p>18.6177581991111</text:p>
          </table:table-cell>
          <table:table-cell/>
        </table:table-row>
        <table:table-row table:style-name="ro1">
          <table:table-cell office:value-type="string" calcext:value-type="string">
            <text:p>jteUTF8</text:p>
          </table:table-cell>
          <table:table-cell office:value-type="float" office:value="164917.470176" calcext:value-type="float">
            <text:p>164917</text:p>
          </table:table-cell>
          <table:table-cell office:value-type="float" office:value="19123.507514" calcext:value-type="float">
            <text:p>19124</text:p>
          </table:table-cell>
          <table:table-cell office:value-type="string" calcext:value-type="string">
            <text:p>CHUNK</text:p>
          </table:table-cell>
          <table:table-cell office:value-type="float" office:value="9000" calcext:value-type="float">
            <text:p>9000</text:p>
          </table:table-cell>
          <table:table-cell table:formula="of:=[.B11]/[.E11]" office:value-type="float" office:value="18.3241633528889" calcext:value-type="float">
            <text:p>18.3241633528889</text:p>
          </table:table-cell>
          <table:table-cell/>
        </table:table-row>
        <table:table-row table:style-name="ro1">
          <table:table-cell office:value-type="string" calcext:value-type="string">
            <text:p>jstachioContext</text:p>
          </table:table-cell>
          <table:table-cell office:value-type="float" office:value="123571.441066" calcext:value-type="float">
            <text:p>123571</text:p>
          </table:table-cell>
          <table:table-cell office:value-type="float" office:value="5168.226861" calcext:value-type="float">
            <text:p>5168</text:p>
          </table:table-cell>
          <table:table-cell/>
          <table:table-cell office:value-type="float" office:value="19000" calcext:value-type="float">
            <text:p>19000</text:p>
          </table:table-cell>
          <table:table-cell table:formula="of:=[.B12]/[.E12]" office:value-type="float" office:value="6.50376005610526" calcext:value-type="float">
            <text:p>6.50376005610526</text:p>
          </table:table-cell>
          <table:table-cell/>
        </table:table-row>
        <table:table-row table:style-name="ro1">
          <table:table-cell office:value-type="string" calcext:value-type="string">
            <text:p>jmustache</text:p>
          </table:table-cell>
          <table:table-cell office:value-type="float" office:value="114538.80565" calcext:value-type="float">
            <text:p>114539</text:p>
          </table:table-cell>
          <table:table-cell office:value-type="float" office:value="5757.070893" calcext:value-type="float">
            <text:p>5757</text:p>
          </table:table-cell>
          <table:table-cell/>
          <table:table-cell office:value-type="float" office:value="1365" calcext:value-type="float">
            <text:p>1365</text:p>
          </table:table-cell>
          <table:table-cell table:formula="of:=[.B13]/[.E13]" office:value-type="float" office:value="83.9112129304029" calcext:value-type="float">
            <text:p>83.9112129304029</text:p>
          </table:table-cell>
          <table:table-cell/>
        </table:table-row>
        <table:table-row table:style-name="ro1">
          <table:table-cell office:value-type="string" calcext:value-type="string">
            <text:p>mustache</text:p>
          </table:table-cell>
          <table:table-cell office:value-type="float" office:value="91482.839251" calcext:value-type="float">
            <text:p>91483</text:p>
          </table:table-cell>
          <table:table-cell office:value-type="float" office:value="10398.713828" calcext:value-type="float">
            <text:p>10399</text:p>
          </table:table-cell>
          <table:table-cell/>
          <table:table-cell office:value-type="float" office:value="3600" calcext:value-type="float">
            <text:p>3600</text:p>
          </table:table-cell>
          <table:table-cell table:formula="of:=[.B14]/[.E14]" office:value-type="float" office:value="25.4118997919444" calcext:value-type="float">
            <text:p>25.4118997919444</text:p>
          </table:table-cell>
          <table:table-cell/>
        </table:table-row>
        <table:table-row table:style-name="ro1">
          <table:table-cell office:value-type="string" calcext:value-type="string">
            <text:p>trimou</text:p>
          </table:table-cell>
          <table:table-cell office:value-type="float" office:value="91375.236627" calcext:value-type="float">
            <text:p>91375</text:p>
          </table:table-cell>
          <table:table-cell office:value-type="float" office:value="28988.192585" calcext:value-type="float">
            <text:p>28988</text:p>
          </table:table-cell>
          <table:table-cell/>
          <table:table-cell office:value-type="float" office:value="12000" calcext:value-type="float">
            <text:p>12000</text:p>
          </table:table-cell>
          <table:table-cell table:formula="of:=[.B15]/[.E15]" office:value-type="float" office:value="7.61460305225" calcext:value-type="float">
            <text:p>7.61460305225</text:p>
          </table:table-cell>
          <table:table-cell/>
        </table:table-row>
        <table:table-row table:style-name="ro1">
          <table:table-cell office:value-type="string" calcext:value-type="string">
            <text:p>pebble</text:p>
          </table:table-cell>
          <table:table-cell office:value-type="float" office:value="90459.22134" calcext:value-type="float">
            <text:p>90459</text:p>
          </table:table-cell>
          <table:table-cell office:value-type="float" office:value="5025.110125" calcext:value-type="float">
            <text:p>5025</text:p>
          </table:table-cell>
          <table:table-cell/>
          <table:table-cell office:value-type="float" office:value="10344" calcext:value-type="float">
            <text:p>10344</text:p>
          </table:table-cell>
          <table:table-cell table:formula="of:=[.B16]/[.E16]" office:value-type="float" office:value="8.74509100348028" calcext:value-type="float">
            <text:p>8.74509100348028</text:p>
          </table:table-cell>
          <table:table-cell/>
        </table:table-row>
        <table:table-row table:style-name="ro1">
          <table:table-cell office:value-type="string" calcext:value-type="string">
            <text:p>minum</text:p>
          </table:table-cell>
          <table:table-cell office:value-type="float" office:value="59911.32158" calcext:value-type="float">
            <text:p>59911</text:p>
          </table:table-cell>
          <table:table-cell office:value-type="float" office:value="11785.257602" calcext:value-type="float">
            <text:p>1178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B17]/[.E17]" office:value-type="float" office:value="479.29057264" calcext:value-type="float">
            <text:p>479.29057264</text:p>
          </table:table-cell>
          <table:table-cell/>
        </table:table-row>
        <table:table-row table:style-name="ro1">
          <table:table-cell office:value-type="string" calcext:value-type="string">
            <text:p>velocity</text:p>
          </table:table-cell>
          <table:table-cell office:value-type="float" office:value="58912.757337" calcext:value-type="float">
            <text:p>58913</text:p>
          </table:table-cell>
          <table:table-cell office:value-type="float" office:value="3330.701891" calcext:value-type="float">
            <text:p>3331</text:p>
          </table:table-cell>
          <table:table-cell/>
          <table:table-cell office:value-type="float" office:value="19985" calcext:value-type="float">
            <text:p>19985</text:p>
          </table:table-cell>
          <table:table-cell table:formula="of:=[.B18]/[.E18]" office:value-type="float" office:value="2.94784875341506" calcext:value-type="float">
            <text:p>2.94784875341506</text:p>
          </table:table-cell>
          <table:table-cell/>
        </table:table-row>
        <table:table-row table:style-name="ro1">
          <table:table-cell office:value-type="string" calcext:value-type="string">
            <text:p>freemarker</text:p>
          </table:table-cell>
          <table:table-cell office:value-type="float" office:value="47638.892992" calcext:value-type="float">
            <text:p>47639</text:p>
          </table:table-cell>
          <table:table-cell office:value-type="float" office:value="3943.206385" calcext:value-type="float">
            <text:p>3943</text:p>
          </table:table-cell>
          <table:table-cell/>
          <table:table-cell office:value-type="float" office:value="60000" calcext:value-type="float">
            <text:p>60000</text:p>
          </table:table-cell>
          <table:table-cell table:formula="of:=[.B19]/[.E19]" office:value-type="float" office:value="0.793981549866667" calcext:value-type="float">
            <text:p>0.793981549866667</text:p>
          </table:table-cell>
          <table:table-cell/>
        </table:table-row>
        <table:table-row table:style-name="ro1">
          <table:table-cell office:value-type="string" calcext:value-type="string">
            <text:p>qute</text:p>
          </table:table-cell>
          <table:table-cell office:value-type="float" office:value="46013.091863" calcext:value-type="float">
            <text:p>46013</text:p>
          </table:table-cell>
          <table:table-cell office:value-type="float" office:value="1215.814615" calcext:value-type="float">
            <text:p>1216</text:p>
          </table:table-cell>
          <table:table-cell/>
          <table:table-cell office:value-type="float" office:value="5898" calcext:value-type="float">
            <text:p>5898</text:p>
          </table:table-cell>
          <table:table-cell table:formula="of:=[.B20]/[.E20]" office:value-type="float" office:value="7.80147369667684" calcext:value-type="float">
            <text:p>7.80147369667684</text:p>
          </table:table-cell>
          <table:table-cell/>
        </table:table-row>
        <table:table-row table:style-name="ro1">
          <table:table-cell office:value-type="string" calcext:value-type="string">
            <text:p>handlebars</text:p>
          </table:table-cell>
          <table:table-cell office:value-type="float" office:value="28923.099151" calcext:value-type="float">
            <text:p>28923</text:p>
          </table:table-cell>
          <table:table-cell office:value-type="float" office:value="1141.050716" calcext:value-type="float">
            <text:p>1141</text:p>
          </table:table-cell>
          <table:table-cell/>
          <table:table-cell office:value-type="float" office:value="8646" calcext:value-type="float">
            <text:p>8646</text:p>
          </table:table-cell>
          <table:table-cell table:formula="of:=[.B21]/[.E21]" office:value-type="float" office:value="3.34525782454314" calcext:value-type="float">
            <text:p>3.34525782454314</text:p>
          </table:table-cell>
          <table:table-cell/>
        </table:table-row>
        <table:table-row table:style-name="ro1">
          <table:table-cell office:value-type="string" calcext:value-type="string">
            <text:p>thymeleaf</text:p>
          </table:table-cell>
          <table:table-cell office:value-type="float" office:value="16547.07767" calcext:value-type="float">
            <text:p>16547</text:p>
          </table:table-cell>
          <table:table-cell office:value-type="float" office:value="1473.621573" calcext:value-type="float">
            <text:p>1474</text:p>
          </table:table-cell>
          <table:table-cell/>
          <table:table-cell office:value-type="float" office:value="43000" calcext:value-type="float">
            <text:p>43000</text:p>
          </table:table-cell>
          <table:table-cell table:formula="of:=[.B22]/[.E22]" office:value-type="float" office:value="0.384815759767442" calcext:value-type="float">
            <text:p>0.384815759767442</text:p>
          </table:table-cell>
          <table:table-cell/>
        </table:table-row>
        <table:table-row table:style-name="ro1" table:number-rows-repeated="2">
          <table:table-cell table:style-name="Default" table:number-columns-repeated="6"/>
          <table:table-cell/>
        </table:table-row>
        <table:table-row table:style-name="ro1">
          <table:table-cell table:style-name="ce2"/>
          <table:table-cell table:style-name="Default" table:number-columns-repeated="5"/>
          <table:table-cell/>
        </table:table-row>
      </table:table>
      <table:named-expressions/>
      <table:database-ranges>
        <table:database-range table:name="__Anonymous_Sheet_DB__0" table:target-range-address="results.A1:results.F22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19:35:13.6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0T19:44:38.201000000</dc:date>
    <meta:editing-duration>PT1H36M12S</meta:editing-duration>
    <meta:editing-cycles>6</meta:editing-cycles>
    <meta:generator>LibreOffice/7.5.9.2$Windows_X86_64 LibreOffice_project/cdeefe45c17511d326101eed8008ac4092f278a9</meta:generator>
    <meta:document-statistic meta:table-count="1" meta:cell-count="11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17cm" svg:height="13.585cm" xlink:href=".." xlink:type="simple" chart:class="chart:bar" chart:style-name="ch1">
        <chart:legend chart:legend-position="end" svg:x="10.836cm" svg:y="0.904cm" style:legend-expansion="custom" svg:width="3.119cm" svg:height="0.59cm" style:legend-expansion-aspect-ratio="5.2864406779661" chart:style-name="ch2"/>
        <chart:plot-area chart:style-name="ch3" table:cell-range-address="results.A2:results.A22 results.F1:results.F22" chart:data-source-has-labels="both" svg:x="1.773cm" svg:y="0.543cm" svg:width="14.173cm" svg:height="13.041cm">
          <chart:coordinate-region svg:x="2.606cm" svg:y="0.739cm" svg:width="13.34cm" svg:height="10.623cm"/>
          <chart:axis chart:dimension="x" chart:name="primary-x" chart:style-name="ch4" chartooo:axis-type="auto">
            <chartooo:date-scale/>
            <chart:categories table:cell-range-address="results.A2:result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F2:results.F22" chart:label-cell-address="results.F1:results.F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 of speed to size</text:p>
                <draw:g>
                  <svg:desc>results.F1: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stachio</text:p>
                <draw:g>
                  <svg:desc>results.A2:results.A22</svg:desc>
                </draw:g>
              </table:table-cell>
              <table:table-cell office:value-type="float" office:value="23.9305460812105">
                <text:p>23.9305460812105</text:p>
                <draw:g>
                  <svg:desc>results.F2:results.F22</svg:desc>
                </draw:g>
              </table:table-cell>
            </table:table-row>
            <table:table-row>
              <table:table-cell office:value-type="string">
                <text:p>stringGetBytes</text:p>
              </table:table-cell>
              <table:table-cell office:value-type="float" office:value="14.6565156553158">
                <text:p>14.6565156553158</text:p>
              </table:table-cell>
            </table:table-row>
            <table:table-row>
              <table:table-cell office:value-type="string">
                <text:p>rocker</text:p>
              </table:table-cell>
              <table:table-cell office:value-type="float" office:value="36.3533030786153">
                <text:p>36.3533030786153</text:p>
              </table:table-cell>
            </table:table-row>
            <table:table-row>
              <table:table-cell office:value-type="string">
                <text:p>jte</text:p>
              </table:table-cell>
              <table:table-cell office:value-type="float" office:value="21.5527921834444">
                <text:p>21.5527921834444</text:p>
              </table:table-cell>
            </table:table-row>
            <table:table-row>
              <table:table-cell office:value-type="string">
                <text:p>rockerUTF8</text:p>
              </table:table-cell>
              <table:table-cell office:value-type="float" office:value="29.163897247978">
                <text:p>29.163897247978</text:p>
              </table:table-cell>
            </table:table-row>
            <table:table-row>
              <table:table-cell office:value-type="string">
                <text:p>jstachioUTF8</text:p>
              </table:table-cell>
              <table:table-cell office:value-type="float" office:value="9.338392316">
                <text:p>9.338392316</text:p>
              </table:table-cell>
            </table:table-row>
            <table:table-row>
              <table:table-cell office:value-type="string">
                <text:p>jstachioUTF8</text:p>
              </table:table-cell>
              <table:table-cell office:value-type="float" office:value="9.11353694978947">
                <text:p>9.11353694978947</text:p>
              </table:table-cell>
            </table:table-row>
            <table:table-row>
              <table:table-cell office:value-type="string">
                <text:p>rockerUTF8</text:p>
              </table:table-cell>
              <table:table-cell office:value-type="float" office:value="27.8371004513103">
                <text:p>27.8371004513103</text:p>
              </table:table-cell>
            </table:table-row>
            <table:table-row>
              <table:table-cell office:value-type="string">
                <text:p>jteUTF8</text:p>
              </table:table-cell>
              <table:table-cell office:value-type="float" office:value="18.6177581991111">
                <text:p>18.6177581991111</text:p>
              </table:table-cell>
            </table:table-row>
            <table:table-row>
              <table:table-cell office:value-type="string">
                <text:p>jteUTF8</text:p>
              </table:table-cell>
              <table:table-cell office:value-type="float" office:value="18.3241633528889">
                <text:p>18.3241633528889</text:p>
              </table:table-cell>
            </table:table-row>
            <table:table-row>
              <table:table-cell office:value-type="string">
                <text:p>jstachioContext</text:p>
              </table:table-cell>
              <table:table-cell office:value-type="float" office:value="6.50376005610526">
                <text:p>6.50376005610526</text:p>
              </table:table-cell>
            </table:table-row>
            <table:table-row>
              <table:table-cell office:value-type="string">
                <text:p>jmustache</text:p>
              </table:table-cell>
              <table:table-cell office:value-type="float" office:value="83.9112129304029">
                <text:p>83.9112129304029</text:p>
              </table:table-cell>
            </table:table-row>
            <table:table-row>
              <table:table-cell office:value-type="string">
                <text:p>mustache</text:p>
              </table:table-cell>
              <table:table-cell office:value-type="float" office:value="25.4118997919444">
                <text:p>25.4118997919444</text:p>
              </table:table-cell>
            </table:table-row>
            <table:table-row>
              <table:table-cell office:value-type="string">
                <text:p>trimou</text:p>
              </table:table-cell>
              <table:table-cell office:value-type="float" office:value="7.61460305225">
                <text:p>7.61460305225</text:p>
              </table:table-cell>
            </table:table-row>
            <table:table-row>
              <table:table-cell office:value-type="string">
                <text:p>pebble</text:p>
              </table:table-cell>
              <table:table-cell office:value-type="float" office:value="8.74509100348028">
                <text:p>8.74509100348028</text:p>
              </table:table-cell>
            </table:table-row>
            <table:table-row>
              <table:table-cell office:value-type="string">
                <text:p>minum</text:p>
              </table:table-cell>
              <table:table-cell office:value-type="float" office:value="479.29057264">
                <text:p>479.29057264</text:p>
              </table:table-cell>
            </table:table-row>
            <table:table-row>
              <table:table-cell office:value-type="string">
                <text:p>velocity</text:p>
              </table:table-cell>
              <table:table-cell office:value-type="float" office:value="2.94784875341506">
                <text:p>2.94784875341506</text:p>
              </table:table-cell>
            </table:table-row>
            <table:table-row>
              <table:table-cell office:value-type="string">
                <text:p>freemarker</text:p>
              </table:table-cell>
              <table:table-cell office:value-type="float" office:value="0.793981549866667">
                <text:p>0.793981549866667</text:p>
              </table:table-cell>
            </table:table-row>
            <table:table-row>
              <table:table-cell office:value-type="string">
                <text:p>qute</text:p>
              </table:table-cell>
              <table:table-cell office:value-type="float" office:value="7.80147369667684">
                <text:p>7.80147369667684</text:p>
              </table:table-cell>
            </table:table-row>
            <table:table-row>
              <table:table-cell office:value-type="string">
                <text:p>handlebars</text:p>
              </table:table-cell>
              <table:table-cell office:value-type="float" office:value="3.34525782454314">
                <text:p>3.34525782454314</text:p>
              </table:table-cell>
            </table:table-row>
            <table:table-row>
              <table:table-cell office:value-type="string">
                <text:p>thymeleaf</text:p>
              </table:table-cell>
              <table:table-cell office:value-type="float" office:value="0.384815759767442">
                <text:p>0.384815759767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93cm" svg:height="14.596cm" xlink:href=".." xlink:type="simple" chart:class="chart:bar" chart:style-name="ch1">
        <chart:legend chart:legend-position="end" svg:x="10.238cm" svg:y="3.827cm" style:legend-expansion="custom" svg:width="3.196cm" svg:height="0.59cm" style:legend-expansion-aspect-ratio="5.41694915254237" chart:style-name="ch2"/>
        <chart:plot-area chart:style-name="ch3" table:cell-range-address="results.A1:results.B22" chart:data-source-has-labels="both" svg:x="1.865cm" svg:y="0.668cm" svg:width="14.019cm" svg:height="14.012cm">
          <chart:coordinate-region svg:x="3.28cm" svg:y="0.863cm" svg:width="12.604cm" svg:height="11.595cm"/>
          <chart:axis chart:dimension="x" chart:name="primary-x" chart:style-name="ch4" chartooo:axis-type="auto">
            <chartooo:date-scale/>
            <chart:categories table:cell-range-address="results.A2:result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.B2:results.B22" chart:label-cell-address="results.B1:results.B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erings per second</text:p>
                <draw:g>
                  <svg:desc>results.B1:result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stachio</text:p>
                <draw:g>
                  <svg:desc>results.A2:results.A22</svg:desc>
                </draw:g>
              </table:table-cell>
              <table:table-cell office:value-type="float" office:value="454680.375543">
                <text:p>454680.375543</text:p>
                <draw:g>
                  <svg:desc>results.B2:results.B22</svg:desc>
                </draw:g>
              </table:table-cell>
            </table:table-row>
            <table:table-row>
              <table:table-cell office:value-type="string">
                <text:p>stringGetBytes</text:p>
              </table:table-cell>
              <table:table-cell office:value-type="float" office:value="278473.797451">
                <text:p>278473.797451</text:p>
              </table:table-cell>
            </table:table-row>
            <table:table-row>
              <table:table-cell office:value-type="string">
                <text:p>rocker</text:p>
              </table:table-cell>
              <table:table-cell office:value-type="float" office:value="224736.119632">
                <text:p>224736.119632</text:p>
              </table:table-cell>
            </table:table-row>
            <table:table-row>
              <table:table-cell office:value-type="string">
                <text:p>jte</text:p>
              </table:table-cell>
              <table:table-cell office:value-type="float" office:value="193975.129651">
                <text:p>193975.129651</text:p>
              </table:table-cell>
            </table:table-row>
            <table:table-row>
              <table:table-cell office:value-type="string">
                <text:p>rockerUTF8</text:p>
              </table:table-cell>
              <table:table-cell office:value-type="float" office:value="180291.212787">
                <text:p>180291.212787</text:p>
              </table:table-cell>
            </table:table-row>
            <table:table-row>
              <table:table-cell office:value-type="string">
                <text:p>jstachioUTF8</text:p>
              </table:table-cell>
              <table:table-cell office:value-type="float" office:value="177429.454004">
                <text:p>177429.454004</text:p>
              </table:table-cell>
            </table:table-row>
            <table:table-row>
              <table:table-cell office:value-type="string">
                <text:p>jstachioUTF8</text:p>
              </table:table-cell>
              <table:table-cell office:value-type="float" office:value="173157.202046">
                <text:p>173157.202046</text:p>
              </table:table-cell>
            </table:table-row>
            <table:table-row>
              <table:table-cell office:value-type="string">
                <text:p>rockerUTF8</text:p>
              </table:table-cell>
              <table:table-cell office:value-type="float" office:value="172088.95499">
                <text:p>172088.95499</text:p>
              </table:table-cell>
            </table:table-row>
            <table:table-row>
              <table:table-cell office:value-type="string">
                <text:p>jteUTF8</text:p>
              </table:table-cell>
              <table:table-cell office:value-type="float" office:value="167559.823792">
                <text:p>167559.823792</text:p>
              </table:table-cell>
            </table:table-row>
            <table:table-row>
              <table:table-cell office:value-type="string">
                <text:p>jteUTF8</text:p>
              </table:table-cell>
              <table:table-cell office:value-type="float" office:value="164917.470176">
                <text:p>164917.470176</text:p>
              </table:table-cell>
            </table:table-row>
            <table:table-row>
              <table:table-cell office:value-type="string">
                <text:p>jstachioContext</text:p>
              </table:table-cell>
              <table:table-cell office:value-type="float" office:value="123571.441066">
                <text:p>123571.441066</text:p>
              </table:table-cell>
            </table:table-row>
            <table:table-row>
              <table:table-cell office:value-type="string">
                <text:p>jmustache</text:p>
              </table:table-cell>
              <table:table-cell office:value-type="float" office:value="114538.80565">
                <text:p>114538.80565</text:p>
              </table:table-cell>
            </table:table-row>
            <table:table-row>
              <table:table-cell office:value-type="string">
                <text:p>mustache</text:p>
              </table:table-cell>
              <table:table-cell office:value-type="float" office:value="91482.839251">
                <text:p>91482.839251</text:p>
              </table:table-cell>
            </table:table-row>
            <table:table-row>
              <table:table-cell office:value-type="string">
                <text:p>trimou</text:p>
              </table:table-cell>
              <table:table-cell office:value-type="float" office:value="91375.236627">
                <text:p>91375.236627</text:p>
              </table:table-cell>
            </table:table-row>
            <table:table-row>
              <table:table-cell office:value-type="string">
                <text:p>pebble</text:p>
              </table:table-cell>
              <table:table-cell office:value-type="float" office:value="90459.22134">
                <text:p>90459.22134</text:p>
              </table:table-cell>
            </table:table-row>
            <table:table-row>
              <table:table-cell office:value-type="string">
                <text:p>minum</text:p>
              </table:table-cell>
              <table:table-cell office:value-type="float" office:value="59911.32158">
                <text:p>59911.32158</text:p>
              </table:table-cell>
            </table:table-row>
            <table:table-row>
              <table:table-cell office:value-type="string">
                <text:p>velocity</text:p>
              </table:table-cell>
              <table:table-cell office:value-type="float" office:value="58912.757337">
                <text:p>58912.757337</text:p>
              </table:table-cell>
            </table:table-row>
            <table:table-row>
              <table:table-cell office:value-type="string">
                <text:p>freemarker</text:p>
              </table:table-cell>
              <table:table-cell office:value-type="float" office:value="47638.892992">
                <text:p>47638.892992</text:p>
              </table:table-cell>
            </table:table-row>
            <table:table-row>
              <table:table-cell office:value-type="string">
                <text:p>qute</text:p>
              </table:table-cell>
              <table:table-cell office:value-type="float" office:value="46013.091863">
                <text:p>46013.091863</text:p>
              </table:table-cell>
            </table:table-row>
            <table:table-row>
              <table:table-cell office:value-type="string">
                <text:p>handlebars</text:p>
              </table:table-cell>
              <table:table-cell office:value-type="float" office:value="28923.099151">
                <text:p>28923.099151</text:p>
              </table:table-cell>
            </table:table-row>
            <table:table-row>
              <table:table-cell office:value-type="string">
                <text:p>thymeleaf</text:p>
              </table:table-cell>
              <table:table-cell office:value-type="float" office:value="16547.07767">
                <text:p>16547.07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9.2$Windows_X86_64 LibreOffice_project/cdeefe45c17511d326101eed8008ac4092f278a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